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a6a06" officeooo:paragraph-rsid="00122a1d"/>
    </style:style>
    <style:style style:name="P2" style:family="paragraph" style:parent-style-name="Standard">
      <style:text-properties officeooo:rsid="000a4c8b" officeooo:paragraph-rsid="00122a1d"/>
    </style:style>
    <style:style style:name="P3" style:family="paragraph" style:parent-style-name="Standard">
      <style:text-properties officeooo:rsid="002a6a06" officeooo:paragraph-rsid="00122a1d"/>
    </style:style>
    <style:style style:name="P4" style:family="paragraph" style:parent-style-name="Standard">
      <style:text-properties style:font-name="Dudu Cyryllic" officeooo:rsid="002a6a06" officeooo:paragraph-rsid="00122a1d"/>
    </style:style>
    <style:style style:name="P5" style:family="paragraph" style:parent-style-name="Standard">
      <style:text-properties style:font-name="Liberation Serif" fo:font-style="italic" officeooo:rsid="002a6a06" officeooo:paragraph-rsid="00122a1d" style:font-style-asian="italic" style:font-style-complex="italic"/>
    </style:style>
    <style:style style:name="P6" style:family="paragraph" style:parent-style-name="Standard">
      <style:text-properties officeooo:rsid="00092f4e" officeooo:paragraph-rsid="00122a1d"/>
    </style:style>
    <style:style style:name="P7" style:family="paragraph" style:parent-style-name="Standard">
      <style:text-properties officeooo:rsid="000a408c" officeooo:paragraph-rsid="00122a1d"/>
    </style:style>
    <style:style style:name="T1" style:family="text">
      <style:text-properties officeooo:rsid="008cd2f5"/>
    </style:style>
    <style:style style:name="T2" style:family="text">
      <style:text-properties officeooo:rsid="0007ce53"/>
    </style:style>
    <style:style style:name="T3" style:family="text">
      <style:text-properties officeooo:rsid="02b03caa"/>
    </style:style>
    <style:style style:name="T4" style:family="text">
      <style:text-properties officeooo:rsid="0098316c"/>
    </style:style>
    <style:style style:name="T5" style:family="text">
      <style:text-properties officeooo:rsid="00119347"/>
    </style:style>
    <style:style style:name="T6" style:family="text">
      <style:text-properties officeooo:rsid="009c19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Вторые роды Галины Огольцовой тоже произошли вне «ящика» <text:span text:style-name="T1">— <text:s/></text:span>в ближайшем райцентре.</text:p>
      <text:p text:style-name="P4"/>
      <text:p text:style-name="P5"><text:span text:style-name="T2">(...п</text:span>охоже, что ахиллесовой пятой тогдашних «почтовых ящиков» был роддом. Вернее, его отсутствие... <text:span text:style-name="T2">)</text:span></text:p>
      <text:p text:style-name="P5"/>
      <text:p text:style-name="P3">В роддом её впускать не хотели, <text:span text:style-name="T3">посчитав, <text:s/>из-за</text:span> чёрны<text:span text:style-name="T1">х</text:span> волос и красному, в <text:span text:style-name="T4">больших</text:span> цветах, халату, за цыганку.</text:p>
      <text:p text:style-name="P3">Сопровождавший её муж Коля опроверг такое заблуждение и её приняли.</text:p>
      <text:p text:style-name="P3">Спустя час-полтора ему объявили, что родилась девочка, а пять минут спустя, что родился ещё и мальчик, и тогда он закричал:</text:p>
      <text:p text:style-name="P3">- Гасите лампочку в палате — они на свет идут!</text:p>
      <text:p text:style-name="P6"/>
      <text:p text:style-name="P6">История, будь то одного человека, или многолюдного общества, распределяется на две разновидности: первая — это история незапамятная, сохранившаяся в легендах, мифах и преданиях; а вторая <text:span text:style-name="T5">та, что</text:span> запротоколирована, увязана с определённым летоисчислением, сохранена <text:s/>в общественных хрониках, или в личной памяти, если речь идёт об истории одной особи.</text:p>
      <text:p text:style-name="P6">Все дети моих родителей зачарованно слушали маму и папу, когда <text:span text:style-name="T3">те</text:span> рассказывали семейные предания о запредельных для детской памяти деяниях и приключениях самих слушателей.</text:p>
      <text:p text:style-name="P6">Например, что первенец начал ходить на железнодорожном вокзале, при отъезде на Валдай, и на последующих остановках поезда папа выносил меня на перрон станций для закрепления навыков прямохождения, поскольку шаткий пол катящегося вагона не давал такой возможности.</text:p>
      <text:p text:style-name="P6"/>
      <text:p text:style-name="P6">На новом месте семью поселили в деревянном домике, <text:span text:style-name="T4">из которого</text:span> меня выпускали для самостоятельных прогулок <text:span text:style-name="T1">по</text:span> двор<text:span text:style-name="T4">у</text:span> обнесённом<text:span text:style-name="T1">у</text:span> штакетником, и мама просто диву давалась — где я умудрялся найти такую грязищу, чтоб за считанные минуты вернуться домой завозюканным по самую макушку.</text:p>
      <text:p text:style-name="P6">В очередной раз переодев меня в чистое, она попросила папу проследить и выяснить причину.</text:p>
      <text:p text:style-name="P6">И он увидел, как наш Серёженька <text:span text:style-name="T1">прямиком топает</text:span> в угол двора, отодвигает висящую на одном лишь гвозде штакетину и — <text:span text:style-name="T4">вон он уже</text:span> на улиц<text:span text:style-name="T1">е</text:span>, где <text:span text:style-name="T1">рядом с </text:span>соседн<text:span text:style-name="T1">им</text:span> домик<text:span text:style-name="T1">ом</text:span> свалена горка песка для стройки. </text:p>
      <text:p text:style-name="P7">Он, <text:span text:style-name="T4">конечно,</text:span> <text:s text:c="2"/>залазит на <text:span text:style-name="T4">неё</text:span>, ложится и съезжает на пузе до самого низа по мокрому от дождей песку. <text:span text:style-name="T4">Да ещё и</text:span> хохочет при этом — до того уж довольный. </text:p>
      <text:p text:style-name="P7">Разве на такого настираешься?</text:p>
      <text:p text:style-name="P7">Пока мама переодевала меня <text:span text:style-name="T1">в очередной раз</text:span>, папа взял молоток да и прибил болтавшуюся досочку, а потом <text:span text:style-name="T1">вместе</text:span> с мамой стал потихонечку наблюдать — что дальше будет?</text:p>
      <text:p text:style-name="P7"/>
      <text:p text:style-name="P7">Ребёнок вышел во двор, подошёл к привычному месту, потянул досочку, <text:span text:style-name="T1">но</text:span> та и не шелохнулась. Соседние тоже не подались.</text:p>
      <text:p text:style-name="P7">Мальчик дважды прошёл вдоль заборчика, дёргая каждую из штакетин, потом встал и — разревелся...</text:p>
      <text:p text:style-name="P7">Ни домик, ни дворик в памяти моей не сохранились, но на этом месте родительских сказаний у меня начинало сопереживательно пощипывать в глазах.</text:p>
      <text:p text:style-name="P7"/>
      <text:p text:style-name="P7">А от другой легенды мягкая лапа ужаса ложилась на шею, <text:span text:style-name="T5">чтобы</text:span> впи<text:span text:style-name="T5">ться</text:span> когтями пониже затылка, <text:span text:style-name="T5">к</text:span>огда мама вдруг затревожилась, что меня давно не видно и не слышно, и послала папу посмотреть.</text:p>
      <text:p text:style-name="P7"><text:soft-page-break/>Он вышел во двор, на улицу — нет нигде.</text:p>
      <text:p text:style-name="P7">Из соседей никто не видел, а уже вечерело.</text:p>
      <text:p text:style-name="P7">Он снова прошёл улицу из конца в конец и тут ему услышался шум речки.</text:p>
      <text:p text:style-name="P7">Он поспешил к почти отвесному обрыву над бурно вздувшейся после недавних дождей речкой и там — внизу — различил сынулю. Бегом туда!</text:p>
      <text:p text:style-name="P7">Поток шумно катящейся воды поглотил узкую полоску берега под обрывом <text:s/>— пришлось брести по колено в воде.</text:p>
      <text:p text:style-name="P7">Мальчик притискивался к крутому глинистому обрыву, вцепившись в стебель полусухой былинки, а ногами уже наполовину в воде, и даже не ревел, а только хныкал: ыхы, ыхы.</text:p>
      <text:p text:style-name="P2">Папа закутал его в пиджак <text:s/>и еле нашёл место, где можно было выбраться наверх без рук...</text:p>
      <text:p text:style-name="P2"/>
      <text:p text:style-name="P2">Зато как же трепетали гордостью крылья моего носа от рассказа, что это именно я дал имена моему брату и сестре!</text:p>
      <text:p text:style-name="P2">Поскольку меня назвали в честь папиного брата, то последовавшим двойняшкам договорились дать имена маминых брата и сестры.</text:p>
      <text:p text:style-name="P2">В роддоме их так и называли — Вадик и Людочка.</text:p>
      <text:p text:style-name="P2">Но когда <text:span text:style-name="T6">новорожденных</text:span> принесли домой и спросили меня как же <text:span text:style-name="T6"><text:s/></text:span>их назовём, я моментально ответил:</text:p>
      <text:p text:style-name="P2">- Сяся-Тятяся.</text:p>
      <text:p text:style-name="P2">И сколько ни пытались меня переубедить, я упорно стоял на своём.</text:p>
      <text:p text:style-name="P2">Вот почему моего брата зовут Александр, а сестру — Наталь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07:09.812939376</meta:creation-date>
    <dc:date>2017-02-27T20:07:21.083941307</dc:date>
    <dc:creator>sehrguey </dc:creator>
    <meta:editing-duration>PT11S</meta:editing-duration>
    <meta:editing-cycles>1</meta:editing-cycles>
    <meta:document-statistic meta:table-count="0" meta:image-count="0" meta:object-count="0" meta:page-count="2" meta:paragraph-count="33" meta:word-count="609" meta:character-count="3919" meta:non-whitespace-character-count="3319"/>
    <meta:generator>LibreOffice/4.3.3.2$Linux_x86 LibreOffice_project/430m0$Build-2</meta:generator>
  </office:meta>
</office:document-meta>
</file>